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mbria" officeooo:rsid="001f9f0a" officeooo:paragraph-rsid="0020ccc9"/>
    </style:style>
    <style:style style:name="P2" style:family="paragraph" style:parent-style-name="Standard">
      <style:text-properties style:font-name="Cambria" officeooo:rsid="001f9f0a" officeooo:paragraph-rsid="0020ebfa"/>
    </style:style>
    <style:style style:name="P3" style:family="paragraph" style:parent-style-name="Standard">
      <style:text-properties style:font-name="Cambria" officeooo:rsid="0020ebfa" officeooo:paragraph-rsid="0020ebfa"/>
    </style:style>
    <style:style style:name="P4" style:family="paragraph" style:parent-style-name="Standard">
      <style:paragraph-properties fo:text-align="center"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ambria" fo:font-size="14pt" style:text-underline-style="none" fo:font-weight="normal" officeooo:rsid="0020ebfa" officeooo:paragraph-rsid="0020ebfa"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Cambria" fo:font-size="16pt" style:text-underline-style="solid" style:text-underline-width="auto" style:text-underline-color="font-color" fo:font-weight="bold" officeooo:rsid="0020ebfa" officeooo:paragraph-rsid="0020ebfa"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Cambria" fo:font-size="12pt" style:text-underline-style="none" fo:font-weight="normal" officeooo:rsid="0020ebfa" officeooo:paragraph-rsid="0020ebfa"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mbria" fo:font-size="12pt" style:text-underline-style="none" fo:font-weight="normal" officeooo:rsid="00221185" officeooo:paragraph-rsid="00221185" style:font-size-asian="12pt" style:font-weight-asian="normal" style:font-size-complex="12pt" style:font-weight-complex="normal"/>
    </style:style>
    <style:style style:name="P12" style:family="paragraph" style:parent-style-name="Footer">
      <style:paragraph-properties fo:text-align="center" style:justify-single-word="false"/>
      <style:text-properties style:font-name="Cambria" officeooo:rsid="002877f4" officeooo:paragraph-rsid="002877f4"/>
    </style:style>
    <style:style style:name="P13"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2cd44"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62423"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ac1b9"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3b3780"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2cd44" officeooo:paragraph-rsid="002721d7"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Cambria" fo:font-size="14pt" style:text-underline-style="none" fo:font-weight="bold" officeooo:rsid="0020ebfa" officeooo:paragraph-rsid="0020ebfa"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Cambria" fo:font-size="14pt" style:text-underline-style="none" fo:font-weight="normal" officeooo:rsid="0020ebfa" officeooo:paragraph-rsid="002ac1b9"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Cambria" fo:font-size="14pt" style:text-underline-style="none" fo:font-weight="normal" officeooo:rsid="0020ebfa" officeooo:paragraph-rsid="002b317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Cambria" fo:font-size="14pt" style:text-underline-style="none" fo:font-weight="normal" officeooo:rsid="0020ebfa" officeooo:paragraph-rsid="002d7a5c"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Cambria" fo:font-size="14pt" style:text-underline-style="none" fo:font-weight="normal" officeooo:rsid="0020ebfa" officeooo:paragraph-rsid="0030bd65"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Cambria" fo:font-size="14pt" style:text-underline-style="none" fo:font-weight="normal" officeooo:rsid="0020ebfa" officeooo:paragraph-rsid="003b3780"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Cambria" fo:font-size="14pt" style:text-underline-style="none" fo:font-weight="normal" officeooo:rsid="0020ebfa" officeooo:paragraph-rsid="003da75c"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Cambria" fo:font-size="12pt" style:text-underline-style="none" fo:font-weight="normal" officeooo:rsid="00221185" officeooo:paragraph-rsid="0020ebf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mbria" fo:font-size="12pt" style:text-underline-style="none" fo:font-weight="normal" officeooo:rsid="0020ebfa" officeooo:paragraph-rsid="0022cd4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Cambria" fo:font-size="12pt" style:text-underline-style="none" fo:font-weight="normal" officeooo:rsid="0020ebfa" officeooo:paragraph-rsid="0030bd6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style:text-underline-style="none" fo:font-weight="normal" officeooo:rsid="0020ebfa" officeooo:paragraph-rsid="0030cb0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20ebfa" officeooo:paragraph-rsid="003b378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2pt" style:text-underline-style="none" fo:font-weight="normal" officeooo:rsid="0020ebfa" officeooo:paragraph-rsid="00406a4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Cambria" fo:font-size="12pt" style:text-underline-style="none" fo:font-weight="normal" officeooo:rsid="0020ebfa" officeooo:paragraph-rsid="00431b4c"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Cambria" fo:font-size="12pt" style:text-underline-style="none" fo:font-weight="normal" officeooo:rsid="0020ebfa" officeooo:paragraph-rsid="0022cd4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ambria" fo:font-size="12pt" style:text-underline-style="none" fo:font-weight="normal" officeooo:rsid="00431b4c" officeooo:paragraph-rsid="00431b4c" style:font-size-asian="10.5pt" style:font-weight-asian="normal" style:font-size-complex="12pt" style:font-weight-complex="normal"/>
    </style:style>
    <style:style style:name="P36" style:family="paragraph" style:parent-style-name="Header">
      <style:paragraph-properties fo:text-align="center" style:justify-single-word="false"/>
      <style:text-properties style:font-name="Cambria" fo:font-style="italic" officeooo:rsid="002877f4" officeooo:paragraph-rsid="002877f4"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221185" style:font-weight-asian="bold" style:font-weight-complex="bold"/>
    </style:style>
    <style:style style:name="T3" style:family="text">
      <style:text-properties officeooo:rsid="00221185"/>
    </style:style>
    <style:style style:name="T4" style:family="text">
      <style:text-properties fo:font-size="12pt" officeooo:rsid="00221185" style:font-size-asian="12pt" style:font-size-complex="12pt"/>
    </style:style>
    <style:style style:name="T5" style:family="text">
      <style:text-properties fo:font-size="12pt" officeooo:rsid="002ac1b9" style:font-size-asian="12pt" style:font-size-complex="12pt"/>
    </style:style>
    <style:style style:name="T6" style:family="text">
      <style:text-properties fo:font-size="12pt" officeooo:rsid="002b3177" style:font-size-asian="12pt" style:font-size-complex="12pt"/>
    </style:style>
    <style:style style:name="T7" style:family="text">
      <style:text-properties fo:font-size="12pt" officeooo:rsid="002c8a10" style:font-size-asian="12pt" style:font-size-complex="12pt"/>
    </style:style>
    <style:style style:name="T8" style:family="text">
      <style:text-properties fo:font-size="12pt" officeooo:rsid="002d7a5c" style:font-size-asian="12pt" style:font-size-complex="12pt"/>
    </style:style>
    <style:style style:name="T9" style:family="text">
      <style:text-properties fo:font-size="12pt" officeooo:rsid="003b3780" style:font-size-asian="12pt" style:font-size-complex="12pt"/>
    </style:style>
    <style:style style:name="T10" style:family="text">
      <style:text-properties fo:font-size="12pt" officeooo:rsid="003da75c" style:font-size-asian="12pt" style:font-size-complex="12pt"/>
    </style:style>
    <style:style style:name="T11" style:family="text">
      <style:text-properties fo:font-size="12pt" officeooo:rsid="003e5c20" style:font-size-asian="12pt" style:font-size-complex="12pt"/>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262423" style:font-size-asian="10.5pt" style:font-weight-asian="normal" style:font-size-complex="12pt" style:font-weight-complex="normal"/>
    </style:style>
    <style:style style:name="T14" style:family="text">
      <style:text-properties fo:font-size="12pt" style:text-underline-style="none" fo:font-weight="normal" officeooo:rsid="0020ebfa" style:font-size-asian="10.5pt" style:font-weight-asian="normal" style:font-size-complex="12pt" style:font-weight-complex="normal"/>
    </style:style>
    <style:style style:name="T15" style:family="text">
      <style:text-properties fo:font-size="12pt" style:text-underline-style="none" fo:font-weight="normal" officeooo:rsid="002721d7" style:font-size-asian="10.5pt" style:font-weight-asian="normal" style:font-size-complex="12pt" style:font-weight-complex="normal"/>
    </style:style>
    <style:style style:name="T16" style:family="text">
      <style:text-properties fo:font-size="12pt" fo:font-style="italic" officeooo:rsid="002b3177" style:font-size-asian="12pt" style:font-style-asian="italic" style:font-size-complex="12pt" style:font-style-complex="italic"/>
    </style:style>
    <style:style style:name="T17" style:family="text">
      <style:text-properties fo:font-size="12pt" fo:font-style="italic" officeooo:rsid="003b3780" style:font-size-asian="12pt" style:font-style-asian="italic" style:font-size-complex="12pt" style:font-style-complex="italic"/>
    </style:style>
    <style:style style:name="T18" style:family="text">
      <style:text-properties fo:font-size="12pt" fo:font-style="italic" officeooo:rsid="003da75c" style:font-size-asian="12pt" style:font-style-asian="italic" style:font-size-complex="12pt" style:font-style-complex="italic"/>
    </style:style>
    <style:style style:name="T19" style:family="text">
      <style:text-properties fo:font-size="12pt" fo:font-style="normal" officeooo:rsid="003f532f" style:font-size-asian="12pt" style:font-style-asian="normal" style:font-size-complex="12pt" style:font-style-complex="normal"/>
    </style:style>
    <style:style style:name="T20" style:family="text">
      <style:text-properties officeooo:rsid="0023834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2ac1b9"/>
    </style:style>
    <style:style style:name="T23" style:family="text">
      <style:text-properties style:text-underline-style="solid" style:text-underline-width="auto" style:text-underline-color="font-color" officeooo:rsid="002d7a5c"/>
    </style:style>
    <style:style style:name="T24" style:family="text">
      <style:text-properties style:text-underline-style="solid" style:text-underline-width="auto" style:text-underline-color="font-color" officeooo:rsid="0030bd65"/>
    </style:style>
    <style:style style:name="T25" style:family="text">
      <style:text-properties style:text-underline-style="solid" style:text-underline-width="auto" style:text-underline-color="font-color" officeooo:rsid="003b3780"/>
    </style:style>
    <style:style style:name="T26" style:family="text">
      <style:text-properties style:text-underline-style="solid" style:text-underline-width="auto" style:text-underline-color="font-color" officeooo:rsid="003e5c20"/>
    </style:style>
    <style:style style:name="T27" style:family="text">
      <style:text-properties style:text-underline-style="solid" style:text-underline-width="auto" style:text-underline-color="font-color" officeooo:rsid="003f532f"/>
    </style:style>
    <style:style style:name="T28" style:family="text">
      <style:text-properties fo:font-size="14pt" officeooo:rsid="003b3780" style:font-size-asian="12.25pt" style:font-size-complex="14pt"/>
    </style:style>
    <style:style style:name="T29" style:family="text">
      <style:text-properties fo:font-size="14pt" style:text-underline-style="solid" style:text-underline-width="auto" style:text-underline-color="font-color" officeooo:rsid="002d7a5c" style:font-size-asian="12.25pt" style:font-size-complex="14pt"/>
    </style:style>
    <style:style style:name="T30" style:family="text">
      <style:text-properties fo:font-size="14pt" style:text-underline-style="solid" style:text-underline-width="auto" style:text-underline-color="font-color" officeooo:rsid="0030cb0b" style:font-size-asian="12.25pt" style:font-size-complex="14pt"/>
    </style:style>
    <style:style style:name="T31" style:family="text">
      <style:text-properties fo:font-size="14pt" style:text-underline-style="solid" style:text-underline-width="auto" style:text-underline-color="font-color" officeooo:rsid="003b3780" style:font-size-asian="12.25pt" style:font-size-complex="14pt"/>
    </style:style>
    <style:style style:name="T32" style:family="text">
      <style:text-properties fo:font-size="14pt" style:text-underline-style="solid" style:text-underline-width="auto" style:text-underline-color="font-color" officeooo:rsid="0041a631" style:font-size-asian="12.25pt" style:font-size-complex="14pt"/>
    </style:style>
    <style:style style:name="T33" style:family="text">
      <style:text-properties officeooo:rsid="002d7a5c"/>
    </style:style>
    <style:style style:name="T34" style:family="text">
      <style:text-properties officeooo:rsid="0030cb0b"/>
    </style:style>
    <style:style style:name="T35" style:family="text">
      <style:text-properties officeooo:rsid="003317c0"/>
    </style:style>
    <style:style style:name="T36" style:family="text">
      <style:text-properties officeooo:rsid="003b3780"/>
    </style:style>
    <style:style style:name="T37" style:family="text">
      <style:text-properties officeooo:rsid="003eb145"/>
    </style:style>
    <style:style style:name="T38" style:family="text">
      <style:text-properties officeooo:rsid="00406a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401448 <text:s text:c="141"/>21401938 MÜLLER <text:s text:c="108"/><text:tab/><text:tab/><text:tab/> <text:s text:c="9"/>PETIT</text:p>
      <text:p text:style-name="P2">Raphaël<text:tab/><text:tab/><text:tab/><text:tab/><text:tab/><text:tab/><text:tab/><text:tab/><text:tab/> <text:s text:c="39"/>Ilian</text:p>
      <text:p text:style-name="P3">Gr. 3<text:tab/><text:tab/><text:tab/><text:tab/><text:tab/><text:tab/><text:tab/><text:tab/><text:tab/><text:tab/><text:tab/><text:tab/><text:tab/> Gr.3</text:p>
      <text:p text:style-name="P9">IN505:PROJET TANKS</text:p>
      <text:p text:style-name="P4"/>
      <text:p text:style-name="P5">Sommaire</text:p>
      <text:p text:style-name="P5"/>
      <text:p text:style-name="P5">I. Principe du jeu</text:p>
      <text:p text:style-name="P19"/>
      <text:p text:style-name="P5">II. Le terrain<text:span text:style-name="T12">..........</text:span><text:span text:style-name="T13">......................................................................................................................................................2</text:span></text:p>
      <text:p text:style-name="P8"><text:span text:style-name="T1"><text:tab/></text:span><text:span text:style-name="T4">II.1.Qt</text:span></text:p>
      <text:p text:style-name="P10"><text:tab/><text:span text:style-name="T3">II.2</text:span>. <text:span text:style-name="T3">La classe "Terrain"</text:span></text:p>
      <text:p text:style-name="P11"><text:tab/>II.3. La classe "Point"</text:p>
      <text:p text:style-name="P27"><text:tab/>II.4. La classe "Grilleterrain"</text:p>
      <text:p text:style-name="P19"/>
      <text:p text:style-name="P15">III. Le tank<text:span text:style-name="T12">..........</text:span><text:span text:style-name="T13">...........................................................................................................................................................3</text:span></text:p>
      <text:p text:style-name="P8"><text:span text:style-name="T1"><text:tab/></text:span><text:span text:style-name="T4">III.1.Qt</text:span></text:p>
      <text:p text:style-name="P10"><text:span text:style-name="T1"><text:tab/></text:span><text:span text:style-name="T3">III.2. La classe "Hud"</text:span></text:p>
      <text:p text:style-name="P10"><text:span text:style-name="T2"><text:tab/></text:span><text:span text:style-name="T3">III.3. La classe "Tourelle"</text:span></text:p>
      <text:p text:style-name="P10"><text:tab/><text:span text:style-name="T3">III.4. La classe "Tank"</text:span></text:p>
      <text:p text:style-name="P19"/>
      <text:p text:style-name="P15">IV. Les tours<text:span text:style-name="T12">..........</text:span><text:span text:style-name="T13">.......................................................................................................................................................4</text:span></text:p>
      <text:p text:style-name="P8"><text:span text:style-name="T1"><text:tab/></text:span><text:span text:style-name="T4">IV.1.Qt</text:span></text:p>
      <text:p text:style-name="P10"><text:span text:style-name="T2"><text:tab/></text:span><text:span text:style-name="T3">IV.2. La classe "Tir"</text:span></text:p>
      <text:p text:style-name="P10"><text:tab/><text:span text:style-name="T3">IV.3.Le Main et la gestion des tours</text:span></text:p>
      <text:p text:style-name="P8"/>
      <text:p text:style-name="P18">V.Conclusion<text:span text:style-name="T14">..........</text:span><text:span text:style-name="T13">......................................................................................................................................................</text:span><text:span text:style-name="T15">5</text:span></text:p>
      <text:p text:style-name="P6"/>
      <text:p text:style-name="P6"/>
      <text:p text:style-name="P7">*</text:p>
      <text:p text:style-name="P7">* <text:s text:c="3"/>*</text:p>
      <text:p text:style-name="P6"/>
      <text:p text:style-name="P14">I. Principe du jeu</text:p>
      <text:p text:style-name="P14"/>
      <text:p text:style-name="P28"><text:tab/><text:span text:style-name="T20">Le but du jeu est simple: Il faut éliminer l'adversaire en lui tirant dessus avec un des 3 types d'obus dont notre tank est équipé. Afin d'y arriver, il faut déplacer son véhicule sur le terrain en en ésquivant les obstacles jusqu'à ce que l'on se trouve à portée de tir du tank adverse, avant de devoir angler convenablement la tourelle et le canon. Le jeu se joue en tour par tour et la seule condition de victoire est la destruction du tank adverse, par le joueur ou le décor.</text:span></text:p>
      <text:p text:style-name="P34"/>
      <text:p text:style-name="P28"/>
      <text:p text:style-name="P16"><text:soft-page-break/>II. Le terrain</text:p>
      <text:p text:style-name="P16"/>
      <text:p text:style-name="P21"><text:tab/><text:span text:style-name="T22">II.1.Qt</text:span></text:p>
      <text:p text:style-name="P21"><text:tab/><text:tab/></text:p>
      <text:p text:style-name="P21"><text:tab/><text:tab/><text:span text:style-name="T5">D'après l'énoncé, le terrain est parsemé de différents types d'obstacles: arbres, <text:tab/>rochers, crevasses, éventuellement une rivière...<text:tab/>Nous avons donc opté pour la création <text:tab/>d'une classe descendante de la classe Qt la plus utilisée de ce projet, à savoir <text:tab/>Q</text:span><text:span text:style-name="T6">G</text:span><text:span text:style-name="T5">raphicsPixmapItem.<text:line-break/><text:tab/><text:tab/>Q</text:span><text:span text:style-name="T6">GraphicsPixmapItem fait partie de la suite GUI du framework Qt, composée de <text:tab/>nombreuses fonctions "Qgraphics-" qui suivent à peu près ce schéma:</text:span></text:p>
      <text:p text:style-name="P22"><text:span text:style-name="T6"><text:tab/><text:tab/>QGraphicsScene représente la fenêtre vide, à laquelle nous ajoutons des "items"</text:span></text:p>
      <text:p text:style-name="P23"><text:span text:style-name="T6"><text:tab/>avant de créer la vue, QgraphicsView, qui va nous permettre d'afficher lesdits items <text:tab/>grâce à la méthode "show", qui, elle, s'applique sur la Scene.<text:line-break/><text:tab/><text:tab/>Un QGraphicsPixmapItem est un objet (ajoutable à une scène) auquel on peut <text:tab/>assigner une image (nous n'avons cependant que pu tester la compatibilité avec les <text:tab/>PNG). Nous avons donc dessiné en "pixel art" une multitude blocs élémentaires de <text:tab/>terrain ainsi que 2 tanks. <text:s/></text:span></text:p>
      <text:p text:style-name="P23"><text:span text:style-name="T6"/></text:p>
      <text:p text:style-name="P23"><text:span text:style-name="T6"><text:tab/></text:span><text:span text:style-name="T23">II.2. La classe "Terrain"</text:span></text:p>
      <text:p text:style-name="P23"><text:span text:style-name="T6"/></text:p>
      <text:p text:style-name="P23"><text:span text:style-name="T6"><text:tab/><text:tab/>Dans le cas de la classe Terrain, chacune de ses instances <text:s/></text:span><text:span text:style-name="T16">hérite</text:span><text:span text:style-name="T6"> d'un <text:tab/><text:tab/>Pixmap, et fonctionne donc comme un Pixmap auquel on aurait rajouté un booléen <text:tab/>vérifiant si le tank peut traverser ce bloc de terrain, un entier déterminant sa <text:tab/>résistance, </text:span><text:span text:style-name="T7">un caractère contenant son type et un booléen vérifiant son effet sur les <text:tab/>obus. </text:span><text:span text:style-name="T8">N'étant qu'une petite classe, elle n'a comme méthodes que des setters ainsi que <text:tab/>des getters en plus de ses 2 constructeurs. Elle est cependant utilisée dans la classe <text:tab/>"Grilleterrain"</text:span></text:p>
      <text:p text:style-name="P23"><text:span text:style-name="T8"/></text:p>
      <text:p text:style-name="P24"><text:span text:style-name="T33"><text:tab/></text:span><text:span text:style-name="T23">II.</text:span><text:span text:style-name="T24">3</text:span><text:span text:style-name="T23">. La classe "</text:span><text:span text:style-name="T24">Point</text:span><text:span text:style-name="T23">"</text:span></text:p>
      <text:p text:style-name="P24"><text:span text:style-name="T23"/></text:p>
      <text:p text:style-name="P29"><text:tab/><text:tab/><text:span text:style-name="T34">La classe Point contient deux coordonées correspondant à une case de 5*5 <text:tab/>pixels, dimensions du "maillage" de l'écran de jeu. Encore une fois, cette classe ne <text:tab/>contient que des setters, des getters et un constructeur, ainsi qu'un affichage et un <text:tab/>clonage. C'est cependant l'alliance de cette classe et de "Terrain" qui va générer le <text:tab/>terrain de notre écran de jeu.</text:span></text:p>
      <text:p text:style-name="P29"/>
      <text:p text:style-name="P30"><text:tab/><text:span text:style-name="T29">II.</text:span><text:span text:style-name="T30">4</text:span><text:span text:style-name="T29">. La classe "</text:span><text:span text:style-name="T30">Grilleterrain</text:span><text:span text:style-name="T29">"</text:span></text:p>
      <text:p text:style-name="P29"><text:tab/></text:p>
      <text:p text:style-name="P29"><text:tab/><text:tab/>"<text:span text:style-name="T35">Grilleterrain" contient un tableau de pointeurs sur des terrains élémentaires <text:tab/>(de la taille d'une case de Point donc) défini par la taille de la fenêtre. Son constructeur <text:tab/>initialise tous les terrains (donc toutes les cases) en terrains plats par défaut et la <text:tab/>fonction "initTerrain" place aléatoirement des rochers, arbres, crevasses et rivières <text:tab/>(générés par des fonctions modifiant un disque de terrain de diamètre aléatoire autour <text:tab/>d'un "Point" aléatoirement plaçé, ou, dans le cas de la rivière, une série de disques) <text:tab/>dans des nombres limités stockés dans option.h. Chacun de ses obstacles est constitué <text:tab/>de différents objets "Terrain", dont l'apparence varie légerement pour chaque terrain.</text:span></text:p>
      <text:p text:style-name="P17"><text:soft-page-break/>II<text:span text:style-name="T36">I</text:span>. Le t<text:span text:style-name="T36">ank</text:span></text:p>
      <text:p text:style-name="P25"><text:tab/></text:p>
      <text:p text:style-name="P25"><text:tab/><text:span text:style-name="T25">III.1. Qt</text:span></text:p>
      <text:p text:style-name="P25"/>
      <text:p text:style-name="P25"><text:tab/><text:tab/><text:span text:style-name="T9">Bien que nous continuons largement à utiliser QgraphicsPixmapItem, nous <text:tab/>utilions aussi les TextItem dans l'affichage tête haute (ou HUD). C'est aussi surtout là <text:tab/>que nous commencons à employer les </text:span><text:span text:style-name="T17">listeners</text:span><text:span text:style-name="T9"> de Qt: la classe QkeyEvent.</text:span></text:p>
      <text:p text:style-name="P26"><text:span text:style-name="T9"><text:tab/></text:span><text:span text:style-name="T10"><text:tab/>Cette classe nous ermet de profiter des fonctions surchargées de reconnaissance <text:tab/>de clavier/souris (clavier dans ce cas), à savoir les methodes "Event" (ici <text:tab/></text:span><text:span text:style-name="T18">keyPressEvent</text:span><text:span text:style-name="T19">() </text:span><text:span text:style-name="T10">). Elles fonctionnent comme des boucles qui sont actives tant qu' un <text:tab/>objet contenant la méthode a le "Focus", l'attention de la scène. Ainsi, pour déplacer un <text:tab/>objet il suffit de lui dire dans quelle direction et selon quelle touche dans <text:tab/></text:span><text:span text:style-name="T18">keyPressEvent</text:span><text:span text:style-name="T10">(), de le rendre "focusable" et de régler le "Focus" dessus. <text:line-break/><text:tab/></text:span><text:span text:style-name="T11">C'est comme cela que le tank peut se déplacer, faire pivoter sa tourelle et lever/baisser <text:tab/>son canon, ainsi que modifier en temps réel les informations sur le HUD.</text:span></text:p>
      <text:p text:style-name="P31"><text:tab/><text:tab/></text:p>
      <text:p text:style-name="P25"><text:span text:style-name="T36"><text:tab/></text:span><text:span text:style-name="T25">III.</text:span><text:span text:style-name="T26">2</text:span><text:span text:style-name="T25">. </text:span><text:span text:style-name="T26">La classe "</text:span><text:span text:style-name="T27">Hud"</text:span></text:p>
      <text:p text:style-name="P25"><text:span text:style-name="T26"/></text:p>
      <text:p text:style-name="P32"><text:tab/><text:tab/><text:span text:style-name="T38">La classe Hud comprend 5 entiers et 5 QGraphicsTextItem pour les afficher, <text:line-break/><text:tab/>contenant respectivement les points de mouvement, le nombre d'obus de type 2 et de <text:tab/>type 3, ainsi que les angles de la tourelle et du canon. Son constructeur prend en <text:tab/>argument un numéro de joueur et place les informations à gauche ou à droite en <text:tab/>conséquence. Les informations en elles-mêmes ne sont modifiées que par setters. </text:span></text:p>
      <text:p text:style-name="P25"><text:span text:style-name="T25"/></text:p>
      <text:p text:style-name="P31"><text:span text:style-name="T28"><text:tab/></text:span><text:span text:style-name="T31">III.</text:span><text:span text:style-name="T32">3</text:span><text:span text:style-name="T31">. </text:span><text:span text:style-name="T32">La classe "Tourelle"</text:span></text:p>
      <text:p text:style-name="P35"/>
      <text:p text:style-name="P35"><text:tab/><text:tab/></text:p>
      <text:p text:style-name="P33"><text:span text:style-name="T31"/></text:p>
      <text:p text:style-name="P33"><text:span text:style-name="T28"><text:tab/></text:span><text:span text:style-name="T31">III.</text:span><text:span text:style-name="T32">4</text:span><text:span text:style-name="T31">. </text:span><text:span text:style-name="T32">La classe "Ta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mbria" fo:font-style="italic" officeooo:rsid="002877f4" officeooo:paragraph-rsid="002877f4" style:font-style-asian="italic" style:font-style-complex="italic"/>
    </style:style>
    <style:style style:name="MP2" style:family="paragraph" style:parent-style-name="Footer">
      <style:paragraph-properties fo:text-align="center" style:justify-single-word="false"/>
      <style:text-properties style:font-name="Cambria" officeooo:rsid="002877f4" officeooo:paragraph-rsid="002877f4"/>
    </style:style>
    <style:style style:name="MT1" style:family="text">
      <style:text-properties officeooo:rsid="003eb14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shadow="none" fo:background-color="transparent" style:dynamic-spacing="false" draw:fill="none" draw:fill-image-width="0cm" draw:fill-image-height="0cm"/>
      </style:footer-style>
    </style:page-layout>
  </office:automatic-styles>
  <office:master-styles>
    <style:master-page style:name="Standard" style:page-layout-name="Mpm1">
      <style:header>
        <text:p text:style-name="MP1">IN505: Rapport du projet Tanks par R.Müller et I.Petit</text:p>
      </style:header>
      <style:header-first>
        <text:p text:style-name="MP1">IN505: Rapport du projet Tanks par R.Müller et I.Petit</text:p>
      </style:header-first>
      <style:footer>
        <text:p text:style-name="MP2">-<text:span text:style-name="MT1">3</text:span>-</text:p>
      </style:footer>
      <style:footer-first>
        <text:p text:style-name="MP2">-1-</text:p>
      </style:footer-first>
      <style:footer-left>
        <text:p text:style-name="MP2">-<text:span text:style-name="MT1">2</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54S</meta:editing-duration>
    <meta:editing-cycles>34</meta:editing-cycles>
    <meta:generator>LibreOffice/5.2.4.2$Windows_x86 LibreOffice_project/3d5603e1122f0f102b62521720ab13a38a4e0eb0</meta:generator>
    <dc:date>2017-01-09T08:24:34.295000000</dc:date>
    <meta:document-statistic meta:table-count="0" meta:image-count="0" meta:object-count="0" meta:page-count="3" meta:paragraph-count="54" meta:word-count="809" meta:character-count="6001" meta:non-whitespace-character-count="4821"/>
    <meta:user-defined meta:name="Info 1"/>
    <meta:user-defined meta:name="Info 2"/>
    <meta:user-defined meta:name="Info 3"/>
    <meta:user-defined meta:name="Info 4"/>
  </office:meta>
</office:document-meta>
</file>